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3B7B6EA5287C926D258.png" manifest:media-type="image/png"/>
  <manifest:file-entry manifest:full-path="Pictures/100002010000073D000003B73C621D96ACBAD9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7f8" officeooo:paragraph-rsid="001957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mart Tracker Reports:</text:p>
      <text:p text:style-name="P1"/>
      <text:p text:style-name="P1">Day Wise Cutting Report :</text:p>
      <text:p text:style-name="P1"/>
      <text:p text:style-name="P1"><draw:frame draw:style-name="fr1" draw:name="Image1" text:anchor-type="paragraph" svg:width="6.6929in" svg:height="3.4346in" draw:z-index="0"><draw:image xlink:href="Pictures/100002010000073D000003B73C621D96ACBAD91F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6.6929in" svg:height="3.4346in" draw:z-index="1"><draw:image xlink:href="Pictures/100002010000073D000003B7B6EA5287C926D2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09:39:25.275990707</meta:creation-date>
    <dc:date>2020-03-22T09:42:55.942180502</dc:date>
    <meta:editing-duration>PT3M3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2" meta:word-count="8" meta:character-count="47" meta:non-whitespace-character-count="41"/>
  </office:meta>
</office:document-meta>
</file>